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50000002A12F6B59C9A2841E8.png" manifest:media-type="image/png"/>
  <manifest:file-entry manifest:full-path="Pictures/100000000000014200000028EBC27D82B10D3A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09809" officeooo:paragraph-rsid="00009809"/>
    </style:style>
    <style:style style:name="T1" style:family="text">
      <style:text-properties officeooo:rsid="0002891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el proyecto creamos un Table Layout que era el que mas se ajustaba a mis necesidades, ya que <text:span text:style-name="T1">partíamos</text:span> de la practica 04 y ya teníamos todo la disposición creada.</text:p>
      <text:p text:style-name="P1"/>
      <text:p text:style-name="P1">Lo primero que hice fue crear un Table Layout de 2 columnas y 6 filas</text:p>
      <text:p text:style-name="P1">Introduje los elementos según su posición anterior donde mas convenía dentro de las filas y las columnas correspondientes.</text:p>
      <text:p text:style-name="P1"/>
      <text:p text:style-name="P1">Una vez quedo todo mas o menos decente , le cambie la propiedad Anchor a todos los elementos, según necesitase para que se adaptasen hacia todos los lados o hacia ciertos lados </text:p>
      <text:p text:style-name="P1"/>
      <text:p text:style-name="P1"><draw:frame draw:style-name="fr1" draw:name="Imagen1" text:anchor-type="paragraph" svg:x="0.051cm" svg:y="0.926cm" svg:width="9.022cm" svg:height="1.111cm" draw:z-index="0"><draw:image xlink:href="Pictures/10000000000001550000002A12F6B59C9A2841E8.png" xlink:type="simple" xlink:show="embed" xlink:actuate="onLoad" loext:mime-type="image/png"/></draw:frame>Ejemplo de que se expanda hacia todos los lados: </text:p>
      <text:p text:style-name="P1"/>
      <text:p text:style-name="P1">Según mi disposición tengo una etiqueta para las advertencias que ocupa dos columnas y esto lo conseguí cambiando la propiedad columnSpan a 2</text:p>
      <text:p text:style-name="P1"/>
      <text:p text:style-name="P1"><draw:frame draw:style-name="fr1" draw:name="Imagen2" text:anchor-type="paragraph" svg:x="0.064cm" svg:y="0cm" svg:width="8.52cm" svg:height="1.058cm" draw:z-index="1"><draw:image xlink:href="Pictures/100000000000014200000028EBC27D82B10D3A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11-03T20:55:26.681000000</dc:date>
    <meta:editing-duration>PT10M47S</meta:editing-duration>
    <meta:editing-cycles>2</meta:editing-cycles>
    <meta:document-statistic meta:table-count="0" meta:image-count="2" meta:object-count="0" meta:page-count="1" meta:paragraph-count="6" meta:word-count="128" meta:character-count="723" meta:non-whitespace-character-count="599"/>
  </office:meta>
</office:document-meta>
</file>